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4e4" officeooo:paragraph-rsid="000954e4"/>
    </style:style>
    <style:style style:name="P2" style:family="paragraph" style:parent-style-name="Standard">
      <style:text-properties officeooo:paragraph-rsid="00095872"/>
    </style:style>
    <style:style style:name="T1" style:family="text">
      <style:text-properties officeooo:rsid="000954e4"/>
    </style:style>
    <style:style style:name="T2" style:family="text">
      <style:text-properties officeooo:rsid="000958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yers start on boat headed to an average size port town, Aldree. <text:s/>They arrive to see a dilapidated market with three storefronts up and running, and a gloomy tavern with multiple drunks on its steps. <text:s/><text:line-break/>The shops are all poorly stocked and incredibly overpriced. <text:s/>The tavern is just as shabby as the shops and only a few people are actually inside. <text:s/>A shady looking figure in a gray cloak sits in a dark corner. <text:s/>A poor farmer is sitting next to a<text:span text:style-name="T2">nother person who’s hunched over and appears to be crying.</text:span></text:p>
      <text:p text:style-name="P2"><text:line-break/><text:line-break/><text:line-break/><text:span text:style-name="T1">Drunkard’s Daughter -<text:line-break/>The town drunk has all but destroyed his relationship with his daughter. <text:s/>Can the adventurers help him raise it from the dead?<text:line-break/><text:line-break/>Hooks<text:line-break/>Daughter works in brothel – Moody Muse</text:span></text:p>
      <text:p text:style-name="Standard"/>
      <text:p text:style-name="P1">Daughter held hostage – Sculcap Bandits</text:p>
      <text:p text:style-name="P1"/>
      <text:p text:style-name="P1">Possible rewards</text:p>
      <text:p text:style-name="P1">EXP</text:p>
      <text:p text:style-name="P1">Payout from daughter (good)</text:p>
      <text:p text:style-name="P1">Free brothel visits (good)</text:p>
      <text:p text:style-name="P1">Bandit noteriety/ respect (bad)</text:p>
      <text:p text:style-name="P1">Share of sale to slave trade (bad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on Blackburn</meta:initial-creator>
    <meta:creation-date>2018-09-22T13:10:12.97</meta:creation-date>
    <dc:date>2018-10-14T13:23:43.130547935</dc:date>
    <meta:editing-duration>PT13M35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9" meta:word-count="150" meta:character-count="879" meta:non-whitespace-character-count="725"/>
  </office:meta>
</office:document-meta>
</file>